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Utils.parseName( String s , StringBuffer sb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tpUtils.Http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tils.parsePostData( int len , ServletInputStream 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tpUtils.parseQueryString( String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HttpUtils.getRequestURL( HttpServletRequest req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